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31.799744752903" calcext:value-type="float">
            <text:p>631.799744752903</text:p>
          </table:table-cell>
        </table:table-row>
        <table:table-row table:style-name="ro1">
          <table:table-cell office:value-type="float" office:value="634.807780204154" calcext:value-type="float">
            <text:p>634.807780204154</text:p>
          </table:table-cell>
        </table:table-row>
        <table:table-row table:style-name="ro1">
          <table:table-cell office:value-type="float" office:value="637.145587766805" calcext:value-type="float">
            <text:p>637.145587766805</text:p>
          </table:table-cell>
        </table:table-row>
        <table:table-row table:style-name="ro1">
          <table:table-cell office:value-type="float" office:value="632.523071279025" calcext:value-type="float">
            <text:p>632.523071279025</text:p>
          </table:table-cell>
        </table:table-row>
        <table:table-row table:style-name="ro1">
          <table:table-cell office:value-type="float" office:value="634.811810038914" calcext:value-type="float">
            <text:p>634.811810038914</text:p>
          </table:table-cell>
        </table:table-row>
        <table:table-row table:style-name="ro1">
          <table:table-cell office:value-type="float" office:value="631.097984273038" calcext:value-type="float">
            <text:p>631.097984273038</text:p>
          </table:table-cell>
        </table:table-row>
        <table:table-row table:style-name="ro1">
          <table:table-cell office:value-type="float" office:value="635.481472537668" calcext:value-type="float">
            <text:p>635.481472537668</text:p>
          </table:table-cell>
        </table:table-row>
        <table:table-row table:style-name="ro1">
          <table:table-cell office:value-type="float" office:value="632.359078779294" calcext:value-type="float">
            <text:p>632.359078779294</text:p>
          </table:table-cell>
        </table:table-row>
        <table:table-row table:style-name="ro1">
          <table:table-cell office:value-type="float" office:value="631.313131313131" calcext:value-type="float">
            <text:p>631.313131313131</text:p>
          </table:table-cell>
        </table:table-row>
        <table:table-row table:style-name="ro1">
          <table:table-cell office:value-type="float" office:value="633.236026063995" calcext:value-type="float">
            <text:p>633.23602606399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33.457568700893" calcext:value-type="float">
            <text:p>633.457568700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30:03.274307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02T06:30:43.540429465</dc:date>
    <dc:creator>Davide Ancona</dc:creator>
    <meta:editing-duration>PT10M15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